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74cm" fo:min-width="6.612cm"/>
    </style:style>
    <style:style style:name="gr3" style:family="graphic" style:parent-style-name="objectwithoutfill">
      <style:graphic-properties svg:stroke-width="0.102cm" svg:stroke-color="#0066b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051cm" svg:stroke-color="#0066b3" draw:marker-start-width="0.355cm" draw:marker-end-width="0.355cm" draw:fill="none" draw:fill-color="#ffffff" draw:auto-grow-height="true" draw:auto-grow-width="false" fo:max-height="0cm" fo:min-height="0.949cm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102cm" svg:stroke-color="#f58220" draw:marker-start="Arrow" draw:marker-start-width="0.508cm" draw:marker-end-width="0.508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051cm" svg:stroke-color="#f58220" draw:marker-start-width="0.355cm" draw:marker-end-width="0.355cm" draw:fill="none" draw:fill-color="#ffffff" draw:auto-grow-height="true" draw:auto-grow-width="false" fo:max-height="0cm" fo:min-height="1.499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102cm" svg:stroke-color="#c7a0cb" draw:marker-start="Arrow" draw:marker-start-width="0.508cm" draw:marker-end-width="0.508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051cm" svg:stroke-color="#c7a0cb" draw:marker-start-width="0.355cm" draw:marker-end-width="0.355cm" draw:fill="none" draw:fill-color="#ffffff" draw:auto-grow-height="true" draw:auto-grow-width="false" fo:max-height="0cm" fo:min-height="0.949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f04e4d" draw:marker-start-width="0.355cm" draw:marker-end-width="0.355cm" draw:fill="none" draw:fill-color="#ffffff" draw:auto-grow-height="true" draw:auto-grow-width="false" fo:max-height="0cm" fo:min-height="0.949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" svg:stroke-width="0.102cm" svg:stroke-color="#f04e4d" draw:marker-start="Arrow" draw:marker-start-width="0.508cm" draw:marker-end-width="0.508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Fine_20_Dashed" svg:stroke-width="0.102cm" svg:stroke-color="#009353" draw:marker-start="Arrow" draw:marker-start-width="0.508cm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051cm" svg:stroke-color="#009353" draw:marker-start-width="0.355cm" draw:marker-end-width="0.355cm" draw:fill="none" draw:fill-color="#ffffff" draw:auto-grow-height="true" draw:auto-grow-width="false" fo:max-height="0cm" fo:min-height="1.732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102cm" svg:stroke-color="#59c5c7" draw:marker-start="Arrow" draw:marker-start-width="0.508cm" draw:marker-end-width="0.508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051cm" svg:stroke-color="#59c5c7" draw:marker-start-width="0.355cm" draw:marker-end-width="0.355cm" draw:fill="none" draw:fill-color="#ffffff" draw:auto-grow-height="true" draw:auto-grow-width="false" fo:max-height="0cm" fo:min-height="2.508cm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Courier New"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28cm" svg:height="4.553cm" svg:x="0.508cm" svg:y="1.682cm">
          <draw:text-box>
            <text:p><text:span text:style-name="T1">SparseKin:</text:span><text:span text:style-name="T2">True</text:span></text:p>
            <text:p><text:span text:style-name="T1">Pheno:</text:span><text:span text:style-name="T2">Asthma</text:span></text:p>
            <text:p><text:span text:style-name="T1">Covars:</text:span><text:span text:style-name="T2">Sex,PC1,PC2,PC3</text:span></text:p>
            <text:p><text:span text:style-name="T1">SampleID:</text:span><text:span text:style-name="T2">sampleName</text:span></text:p>
            <text:p><text:span text:style-name="T1">Trait:</text:span><text:span text:style-name="T2">binary</text:span></text:p>
            <text:p><text:span text:style-name="T1">InvNorm:</text:span><text:span text:style-name="T2">FALSE</text:span></text:p>
            <text:p><text:span text:style-name="T1">CovTransform:</text:span><text:span text:style-name="T2">True</text:span></text:p>
            <text:p><text:span text:style-name="T1">Loco:</text:span><text:span text:style-name="T2">TRUE</text:span></text:p>
            <text:p><text:span text:style-name="T1">Markers:</text:span><text:span text:style-name="T2">30</text:span></text:p>
          </draw:text-box>
        </draw:frame>
        <draw:custom-shape draw:style-name="gr2" draw:text-style-name="P2" draw:layer="layout" svg:width="7.112cm" svg:height="1.524cm" svg:x="0.608cm" svg:y="2.1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2cm" svg:y1="2.798cm" svg:x2="9.144cm" svg:y2="2.798cm">
          <text:p/>
        </draw:line>
        <draw:frame draw:style-name="gr4" draw:text-style-name="P4" draw:layer="layout" svg:width="8.382cm" svg:height="1.249cm" svg:x="9.144cm" svg:y="2.136cm">
          <draw:text-box>
            <text:p text:style-name="P3"><text:span text:style-name="T3">These values must be present in your phenotype files as headers.</text:span></text:p>
          </draw:text-box>
        </draw:frame>
        <draw:line draw:style-name="gr5" draw:text-style-name="P2" draw:layer="layout" svg:x1="4.064cm" svg:y1="3.968cm" svg:x2="8.422cm" svg:y2="4.73cm">
          <text:p/>
        </draw:line>
        <draw:line draw:style-name="gr5" draw:text-style-name="P2" draw:layer="layout" svg:x1="4.214cm" svg:y1="4.476cm" svg:x2="8.422cm" svg:y2="4.73cm">
          <text:p/>
        </draw:line>
        <draw:frame draw:style-name="gr6" draw:text-style-name="P4" draw:layer="layout" svg:width="12.66cm" svg:height="1.799cm" svg:x="8.422cm" svg:y="3.668cm">
          <draw:text-box>
            <text:p text:style-name="P3"><text:span text:style-name="T2">Trait</text:span><text:span text:style-name="T3"> can be either binary or quantitative, since this is a binary tutorial, we will set to binary. <text:s/>When using binary, set </text:span><text:span text:style-name="T2">InvNorm </text:span><text:span text:style-name="T3">to false, if using quantitative this should be set to true</text:span></text:p>
          </draw:text-box>
        </draw:frame>
        <draw:line draw:style-name="gr7" draw:text-style-name="P2" draw:layer="layout" svg:x1="3.99cm" svg:y1="1.782cm" svg:x2="6.344cm" svg:y2="1.174cm">
          <text:p/>
        </draw:line>
        <draw:frame draw:style-name="gr8" draw:text-style-name="P4" draw:layer="layout" svg:width="10.166cm" svg:height="1.249cm" svg:x="6.344cm" svg:y="0.437cm">
          <draw:text-box>
            <text:p text:style-name="P3"><text:span text:style-name="T3">Set this to true – it means you want to take advantage of the sparsity of the kinship matrix</text:span></text:p>
          </draw:text-box>
        </draw:frame>
        <draw:frame draw:style-name="gr9" draw:text-style-name="P4" draw:layer="layout" svg:width="10.414cm" svg:height="1.249cm" svg:x="7.598cm" svg:y="5.959cm">
          <draw:text-box>
            <text:p text:style-name="P3"><text:span text:style-name="T3">This helps the nul model reach convergence by applying a qr decomposition</text:span></text:p>
          </draw:text-box>
        </draw:frame>
        <draw:line draw:style-name="gr10" draw:text-style-name="P2" draw:layer="layout" svg:x1="4.826cm" svg:y1="5.238cm" svg:x2="7.874cm" svg:y2="5.959cm">
          <text:p/>
        </draw:line>
        <draw:line draw:style-name="gr11" draw:text-style-name="P2" draw:layer="layout" svg:x1="3.302cm" svg:y1="5.334cm" svg:x2="8.834cm" svg:y2="8.174cm">
          <text:p/>
        </draw:line>
        <draw:frame draw:style-name="gr12" draw:text-style-name="P4" draw:layer="layout" svg:width="7.62cm" svg:height="2.197cm" svg:x="8.834cm" svg:y="7.574cm">
          <draw:text-box>
            <text:p text:style-name="P3"><text:span text:style-name="T3">By setting this to true, you are using the leave-one-chromosome-out method, if set to true is used in the GRM and subsequently in the null</text:span></text:p>
          </draw:text-box>
        </draw:frame>
        <draw:line draw:style-name="gr13" draw:text-style-name="P2" draw:layer="layout" svg:x1="3.048cm" svg:y1="6.096cm" svg:x2="5.842cm" svg:y2="8.412cm">
          <text:p/>
        </draw:line>
        <draw:frame draw:style-name="gr14" draw:text-style-name="P4" draw:layer="layout" svg:width="8.216cm" svg:height="2.808cm" svg:x="0.166cm" svg:y="8.412cm">
          <draw:text-box>
            <text:p text:style-name="P3"><text:span text:style-name="T3">The number of random markers from the LD-pruned plink file to determine the variance ratio. <text:s/>WARNING, increases time linearly. <text:s/>Recommended to keep at 30 unless it is necessary to increase it.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919cm" svg:x="1cm" svg:y="3.461cm"/>
      <draw:page-thumbnail draw:layer="backgroundobjects" svg:width="9.294cm" svg:height="4.919cm" svg:x="1cm" svg:y="11.509cm"/>
      <draw:page-thumbnail draw:layer="backgroundobjects" svg:width="9.294cm" svg:height="4.919cm" svg:x="1cm" svg:y="19.557cm"/>
      <draw:page-thumbnail draw:layer="backgroundobjects" svg:width="9.294cm" svg:height="4.919cm" svg:x="11.295cm" svg:y="3.461cm"/>
      <draw:page-thumbnail draw:layer="backgroundobjects" svg:width="9.294cm" svg:height="4.919cm" svg:x="11.295cm" svg:y="11.509cm"/>
      <draw:page-thumbnail draw:layer="backgroundobjects" svg:width="9.294cm" svg:height="4.919cm" svg:x="11.295cm" svg:y="19.557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3:21:47.109811703</meta:creation-date>
    <dc:date>2021-01-28T20:41:38.914998229</dc:date>
    <meta:editing-duration>PT9M38S</meta:editing-duration>
    <meta:editing-cycles>3</meta:editing-cycles>
    <meta:generator>LibreOffice/6.0.7.3$Linux_X86_64 LibreOffice_project/00m0$Build-3</meta:generator>
    <meta:document-statistic meta:object-count="38"/>
  </office:meta>
</office:document-meta>
</file>